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b426e" officeooo:paragraph-rsid="000b426e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0b426e" officeooo:paragraph-rsid="000b426e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0b426e" officeooo:paragraph-rsid="000b426e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rsid="000cb124" officeooo:paragraph-rsid="000cb124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0ced29" officeooo:paragraph-rsid="000e555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rsid="000f6af5" officeooo:paragraph-rsid="000fd9db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rsid="000fd9db" officeooo:paragraph-rsid="000fd9db"/>
    </style:style>
    <style:style style:name="P8" style:family="paragraph" style:parent-style-name="Standard">
      <style:paragraph-properties fo:text-align="justify" style:justify-single-word="false"/>
      <style:text-properties fo:language="ru" fo:country="RU" officeooo:rsid="000b426e" officeooo:paragraph-rsid="000b426e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119e7d" officeooo:paragraph-rsid="00119e7d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1914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11714b" style:font-weight-asian="bold" style:font-weight-complex="bold"/>
    </style:style>
    <style:style style:name="T5" style:family="text">
      <style:text-properties fo:language="en" fo:country="US" officeooo:rsid="000ced29"/>
    </style:style>
    <style:style style:name="T6" style:family="text">
      <style:text-properties fo:language="en" fo:country="US" officeooo:rsid="000e555a"/>
    </style:style>
    <style:style style:name="T7" style:family="text">
      <style:text-properties fo:language="en" fo:country="US" fo:font-weight="normal" officeooo:rsid="0011714b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c1914" style:font-weight-asian="bold" style:font-weight-complex="bold"/>
    </style:style>
    <style:style style:name="T10" style:family="text">
      <style:text-properties fo:font-weight="bold" officeooo:rsid="000e555a" style:font-weight-asian="bold" style:font-weight-complex="bold"/>
    </style:style>
    <style:style style:name="T11" style:family="text">
      <style:text-properties fo:font-weight="bold" officeooo:rsid="0011714b" style:font-weight-asian="bold" style:font-weight-complex="bold"/>
    </style:style>
    <style:style style:name="T12" style:family="text">
      <style:text-properties officeooo:rsid="000c1914"/>
    </style:style>
    <style:style style:name="T13" style:family="text">
      <style:text-properties officeooo:rsid="000ced29"/>
    </style:style>
    <style:style style:name="T14" style:family="text">
      <style:text-properties officeooo:rsid="000e555a"/>
    </style:style>
    <style:style style:name="T15" style:family="text">
      <style:text-properties officeooo:rsid="000fd9db"/>
    </style:style>
    <style:style style:name="T16" style:family="text">
      <style:text-properties officeooo:rsid="0011714b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10" text:outline-level="1">Проект <text:span text:style-name="T1">ATHLETICO.</text:span></text:h>
      <text:p text:style-name="P3">...мысли вслух…</text:p>
      <text:p text:style-name="P1"/>
      <text:p text:style-name="P2">Все, что будет написано ниже, просто мои мысли, которые возникают при чтении <text:span text:style-name="T1">WhitePaper, </text:span>а также при <text:span text:style-name="T16">размышлении на тему</text:span> этого проекта. Это даже не рекомендации, а просто темы для обсуждения…</text:p>
      <text:p text:style-name="P2"/>
      <text:p text:style-name="P2"><text:span text:style-name="T8">По поводу курса монеты</text:span>. 1 цент для меня — это не очень понятно, при том, что любой токен в сети <text:span text:style-name="T1">Ethereum </text:span>по умолчанию имеет <text:span text:style-name="T8">18 </text:span>!!!! знаков после запятой. Можно, конечно, как в рубле, ограничиться двумя знаками, но сами разработчики не рекомендуют этого делать. Отсюда вывод — 1 токен должен иметь достаточно высокую стоимость, чтобы его можно было дел<text:span text:style-name="T15">и</text:span>ть… Поэтому, с моей точки зрения, его можно было бы сделать равным 1 доллару, 1 эфиру или еще больше. Чтобы даже владение 1 токеном уже имело смысл для пользователя.</text:p>
      <text:p text:style-name="P9">Еще одно замечание по курсу токена. Если мы сделаем возможность обратного выкупа токенов через смарт-контракт — банк, куда спонсоры будут вносить свои вклады, а победители, соответственно, обналичивать свои призы, то мы можем сами устанавливать курс этого токена. И в смарт-контракте можно будет реально прописать параметры изменения (роста) этого курса по времени или по каким-то другим характеристикам. </text:p>
      <text:p text:style-name="P2"/>
      <text:p text:style-name="P2"><text:span text:style-name="T11">Про </text:span><text:span text:style-name="T4">ICO</text:span><text:span text:style-name="T7">. </text:span><text:span text:style-name="T17">Сам проект</text:span> предполагает возможность создания большой международной организации спортсменов. Это долгий и сложный процесс, все нюансы которого сейчас, на этапе <text:span text:style-name="T1">ICO </text:span>просто невозможно учесть. Поэтому можно было бы сделать такой финт — выпустить <text:span text:style-name="T12">именно</text:span><text:span text:style-name="T9"> </text:span><text:span text:style-name="T3">ICO </text:span><text:span text:style-name="T8">токен</text:span>, задача которого была бы — собрать средства на проект и создать первоначальную базу пользователей. <text:span text:style-name="T12">В течение какого-то времени станет понятно, сколько денег соберется и какая перспектива у проекта. Тогда можно будет скорректировать планы по развитию. И при хорошем результате уже создать семейство смарт-контрактов под те задачи, которые будут по силам проекту. Это может быть смарт-контракт автономной организации с возможностью голосований, смарт-контракт — банк, в котором будут аккумулироваться средства спонсоров на призовой фонд и откуда будут идти выплаты победителям, смарт-контракт — реестр спонсоров, который будет регистрировать вложения и выдавать сертификаты и еще какие-либо модули, про которые мы сейчас даже не знаем. При этом все эти смарт-контракты должны быть увязаны с основным смарт-контрактом токена </text:span><text:span text:style-name="T2">ATHELTICO. </text:span><text:span text:style-name="T12">А может быть, имеет смысл сделать несколько дочерних токенов, например один — призовой; второй — спонсорский; третий — инвестиционный. Сейчас решение, что именно лучше (один или несколько) — неочевидно. Именно поэтому, возможно, процесс </text:span><text:span text:style-name="T2">ICO </text:span><text:span text:style-name="T12">имеет смыл отделить от процесса построения самой системы </text:span><text:span text:style-name="T2">ATHLETICO. </text:span><text:span text:style-name="T12">А при успешном </text:span><text:span text:style-name="T2">ICO </text:span><text:span text:style-name="T12">можно будет все проданные токены обменять на полноценные токены </text:span><text:span text:style-name="T2">ATHLETICO </text:span><text:span text:style-name="T12">(если, конечно, этот функционал изначально заложить в смарт-контрактах).</text:span></text:p>
      <text:p text:style-name="P2"/>
      <text:p text:style-name="P4"><text:span text:style-name="T8">По поводу безопасности</text:span>, а именно — системы аутентификации пользователей. <text:span text:style-name="T13">Так как предполагается раздавать призовые токены (читай — деньги), то для мошенников здесь есть большой интерес зарегистрироваться под именем предполагаемого победителя. Здесь все не так просто, как кажется. И нужно очень грамотно продумать системы идентификации, обсудить ее со специалистами по безопасности, прежде чем внедрять ее. Потому что в криптовалютах платежи не имеют обратного хода и приз, отправленный не по тому адресу, с помощью штатного </text:span><text:soft-page-break/><text:span text:style-name="T13">функционала вернуть невозможно. Но этот вопрос можно решить и на уровне смарт-контрактов </text:span><text:span text:style-name="T5">DAO </text:span><text:span text:style-name="T13">(децентрализованная автономная организация, все функции которой заранее программируются в смарт-контракте)</text:span><text:span text:style-name="T5">. </text:span><text:span text:style-name="T13">Можно, например, сделать возможным блокировку подозрительного адреса и потом отзыв токенов обратно при помощи голосования. Эти возможности есть теоретически и все это можно реализовать в дальнейшем при необходимости.</text:span></text:p>
      <text:p text:style-name="P5"><text:span text:style-name="T8">Про спонсоров.</text:span> В <text:span text:style-name="T1">WhitePaper </text:span>есть строки про магазин одежды и Кока-кола. Но если токены можно будет купить, получить сертификат спонсора и тут же продать, мне кажется, толку для проекта будет немного. Это можно обойти несколькими способами. Можно сделать замороженные токены <text:span text:style-name="T6">ATHLETICO </text:span>специально для спонсоров. Т.е. они их могут купить, сделав вклад в развитие спорта — в чистом виде пожертвование. И запись об этой операции останется в блокчейне навсегда. Сертификат и все такое. Но продать их уже нельзя. Как нельзя вернуть пожертвование обратно. <text:span text:style-name="T14">Либо можно для этой цели выпустить вообще отдельный токен, задачей которого будет формирование призового фонда и выдача сертификатов. </text:span></text:p>
      <text:p text:style-name="P5"/>
      <text:p text:style-name="P5"><text:span text:style-name="T10">Про биржу</text:span><text:span text:style-name="T14">. Все вышеперечисленное можно делать еще до выхода на биржу. И вообще биржа, в принципе, не так уж и нужна этому проекту. Можно легко написать смарт-контракт, который будет как продавать токены за эфир, так и выкупать их обратно по определенным правилам. Поэтому биржа — это хорошо, но она не будет сильно влиять на проект, по крайней мере в начале его развития. Я так думаю.</text:span></text:p>
      <text:p text:style-name="P5"/>
      <text:p text:style-name="P6"><text:span text:style-name="T8">В целом</text:span>, чтобы проект жил долго, я думаю, нужно держаться как можно дальше от реальных денег. Т.е. если спонсор хочет проинвестировать какое-то мероприятие, он самостоятельно покупает токены и, таким образом, пополняет призовой фонд. Победители получают токены за свои победы и самостоятельно обменивают их на эфир в смарт-контракте призового фонда или на бирже, не важно. Как определять победителей соревнований и выдавать им токены, тоже непростой вопрос. Это все нужно продумать. Если реализовать <text:span text:style-name="T1">DAO, </text:span>то там это можно сделать через процедуру одобрения предварительно поданной заявки. В общем, тут мысль моя сводится к тому, что если структура, которая в результате получится, не будет иметь контакта с реальными деньгами, то и контролирующим органам (налоговая, различные чиновники и проч.) такая организация не будет интересна, по крайней мере, какое-то время. </text:p>
      <text:p text:style-name="P7">И так же нужно как можно дальше держаться от чиновников и любых других представителей гос.структур. Думаю, по понятным причина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2:15:55.927000000</meta:creation-date>
    <dc:date>2018-10-30T13:23:42.302000000</dc:date>
    <meta:editing-duration>PT29M54S</meta:editing-duration>
    <meta:editing-cycles>5</meta:editing-cycles>
    <meta:generator>LibreOffice/6.1.2.1$Windows_x86 LibreOffice_project/65905a128db06ba48db947242809d14d3f9a93fe</meta:generator>
    <meta:document-statistic meta:table-count="0" meta:image-count="0" meta:object-count="0" meta:page-count="2" meta:paragraph-count="11" meta:word-count="810" meta:character-count="5723" meta:non-whitespace-character-count="4905"/>
  </office:meta>
</office:document-meta>
</file>